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Session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font-name="Liberation Serif" fo:language="en" fo:country="IN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ateUpload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font-name="Liberation Serif" fo:language="en" fo:country="IN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.$A$1:.$A$26])" table:allow-empty-cell="false" table:display-list="sort-ascending" table:base-cell-address="Main.A1">
          <table:error-message table:message-type="stop" table:display="true"/>
        </table:content-validation>
        <table:content-validation table:name="val2" table:condition="of:cell-content-is-in-list([$DropDown.$B$1:.$B$66])" table:allow-empty-cell="true" table:display-list="unsorted" table:base-cell-address="Main.B1">
          <table:error-message table:message-type="stop" table:display="true"/>
        </table:content-validation>
        <table:content-validation table:name="val3" table:condition="of:cell-content-is-in-list([$DropDown.$C$1:.$C$17])" table:allow-empty-cell="true" table:display-list="unsorted" table:base-cell-address="Main.C1">
          <table:error-message table:message-type="stop" table:display="true"/>
        </table:content-validation>
        <table:content-validation table:name="val4" table:condition="of:cell-content-is-in-list([$DropDown.$D$1:.$D$17])" table:allow-empty-cell="true" table:display-list="unsorted" table:base-cell-address="Main.D1">
          <table:error-message table:message-type="stop" table:display="true"/>
        </table:content-validation>
        <table:content-validation table:name="val5" table:condition="of:cell-content-is-in-list([$DropDown.$E$1:.$E$13])" table:allow-empty-cell="true" table:display-list="unsorted" table:base-cell-address="Main.E1">
          <table:error-message table:message-type="stop" table:display="true"/>
        </table:content-validation>
      </table:content-validations>
      <table:table table:name="Main" table:style-name="ta1">
        <table:table-column table:style-name="co1" table:default-cell-style-name="Session"/>
        <table:table-column table:style-name="co1" table:number-columns-repeated="5" table:default-cell-style-name="Default"/>
        <table:table-column table:style-name="co1" table:default-cell-style-name="DateUpload"/>
        <table:table-column table:style-name="co1" table:default-cell-style-name="Default"/>
        <table:table-row table:style-name="ro1">
          <table:table-cell table:style-name="ce3" table:content-validation-name="val1" office:value-type="string" calcext:value-type="string">
            <text:p>Exam Session</text:p>
          </table:table-cell>
          <table:table-cell table:style-name="ce4" table:content-validation-name="val2" office:value-type="string" calcext:value-type="string">
            <text:p>Branch</text:p>
          </table:table-cell>
          <table:table-cell table:style-name="ce4" table:content-validation-name="val3" office:value-type="string" calcext:value-type="string">
            <text:p>Semester</text:p>
          </table:table-cell>
          <table:table-cell table:style-name="ce4" table:content-validation-name="val4" office:value-type="string" calcext:value-type="string">
            <text:p>Scheme</text:p>
          </table:table-cell>
          <table:table-cell table:style-name="ce4" table:content-validation-name="val5" office:value-type="string" calcext:value-type="string">
            <text:p>RType</text:p>
          </table:table-cell>
          <table:table-cell table:style-name="ce1" office:value-type="string" calcext:value-type="string">
            <text:p>Notification No.</text:p>
          </table:table-cell>
          <table:table-cell table:style-name="ce6" office:value-type="string" calcext:value-type="string">
            <text:p>Uploaded Date</text:p>
          </table:table-cell>
          <table:table-cell table:style-name="ce1" office:value-type="string" calcext:value-type="string">
            <text:p>View / Download Notification</text:p>
          </table:table-cell>
        </table:table-row>
        <table:table-row table:style-name="ro2">
          <table:table-cell table:content-validation-name="val1" office:value-type="date" office:date-value="2019-11-01" calcext:value-type="date">
            <text:p>Nov-2019</text:p>
          </table:table-cell>
          <table:table-cell table:content-validation-name="val2" office:value-type="string" calcext:value-type="string">
            <text:p>CSE</text:p>
          </table:table-cell>
          <table:table-cell table:content-validation-name="val3" office:value-type="float" office:value="6" calcext:value-type="float">
            <text:p>6</text:p>
          </table:table-cell>
          <table:table-cell table:content-validation-name="val4" office:value-type="float" office:value="2016" calcext:value-type="float">
            <text:p>2016</text:p>
          </table:table-cell>
          <table:table-cell table:content-validation-name="val5"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date" office:date-value="2921-04-22" calcext:value-type="date">
            <text:p>22 Apr 2921</text:p>
          </table:table-cell>
          <table:table-cell table:formula="of:=CONCATENATE([$FolderPath.A$1];&quot;/&quot;;[.F2];&quot;.pdf&quot;)" office:value-type="string" office:string-value="F1/12.pdf" calcext:value-type="string">
            <text:p>F1/12.pdf</text:p>
          </table:table-cell>
        </table:table-row>
        <table:table-row table:style-name="ro2">
          <table:table-cell table:content-validation-name="val1" office:value-type="date" office:date-value="2019-11-01" calcext:value-type="date">
            <text:p>Nov-2019</text:p>
          </table:table-cell>
          <table:table-cell table:content-validation-name="val2" office:value-type="string" calcext:value-type="string">
            <text:p>ECE</text:p>
          </table:table-cell>
          <table:table-cell table:content-validation-name="val3" office:value-type="float" office:value="3" calcext:value-type="float">
            <text:p>3</text:p>
          </table:table-cell>
          <table:table-cell table:content-validation-name="val4" office:value-type="float" office:value="2018" calcext:value-type="float">
            <text:p>2018</text:p>
          </table:table-cell>
          <table:table-cell table:content-validation-name="val5" office:value-type="string" calcext:value-type="string">
            <text:p>ReAppear</text:p>
          </table:table-cell>
          <table:table-cell office:value-type="float" office:value="15" calcext:value-type="float">
            <text:p>15</text:p>
          </table:table-cell>
          <table:table-cell office:value-type="date" office:date-value="2021-01-01" calcext:value-type="date">
            <text:p>1 Jan 2021</text:p>
          </table:table-cell>
          <table:table-cell table:formula="of:=CONCATENATE([$FolderPath.A$1];&quot;/&quot;;[.F3];&quot;.pdf&quot;)" office:value-type="string" office:string-value="F1/15.pdf" calcext:value-type="string">
            <text:p>F1/15.pdf</text:p>
          </table:table-cell>
        </table:table-row>
        <table:table-row table:style-name="ro2">
          <table:table-cell table:content-validation-name="val1" office:value-type="date" office:date-value="2020-04-01" calcext:value-type="date">
            <text:p>Apr-2020</text:p>
          </table:table-cell>
          <table:table-cell table:content-validation-name="val2" office:value-type="string" calcext:value-type="string">
            <text:p>Civil</text:p>
          </table:table-cell>
          <table:table-cell table:content-validation-name="val3" office:value-type="float" office:value="8" calcext:value-type="float">
            <text:p>8</text:p>
          </table:table-cell>
          <table:table-cell table:content-validation-name="val4" office:value-type="float" office:value="2000" calcext:value-type="float">
            <text:p>2000</text:p>
          </table:table-cell>
          <table:table-cell table:content-validation-name="val5" office:value-type="string" calcext:value-type="string">
            <text:p>Revised</text:p>
          </table:table-cell>
          <table:table-cell office:value-type="float" office:value="21" calcext:value-type="float">
            <text:p>21</text:p>
          </table:table-cell>
          <table:table-cell office:value-type="date" office:date-value="2020-11-20" calcext:value-type="date">
            <text:p>20 Nov 2020</text:p>
          </table:table-cell>
          <table:table-cell table:formula="of:=CONCATENATE([$FolderPath.A$1];&quot;/&quot;;[.F4];&quot;.pdf&quot;)" office:value-type="string" office:string-value="F1/21.pdf" calcext:value-type="string">
            <text:p>F1/21.pdf</text:p>
          </table:table-cell>
        </table:table-row>
        <table:table-row table:style-name="ro2" table:number-rows-repeated="104857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</table:table-row>
        <table:table-row table:style-name="ro2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</table:table-row>
      </table:table>
      <table:table table:name="FolderPath" table:style-name="ta1">
        <table:table-column table:style-name="co1" table:default-cell-style-name="Default"/>
        <table:table-row table:style-name="ro2">
          <table:table-cell office:value-type="string" calcext:value-type="string">
            <text:p>F1</text:p>
          </table:table-cell>
        </table:table-row>
      </table:table>
      <table:table table:name="DropDown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2">
          <table:table-cell table:style-name="ce7" office:value-type="string" calcext:value-type="string">
            <text:p>Nov-2020</text:p>
          </table:table-cell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gular</text:p>
          </table:table-cell>
        </table:table-row>
        <table:table-row table:style-name="ro2">
          <table:table-cell table:style-name="ce7" office:value-type="string" calcext:value-type="string">
            <text:p>April-2020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Appear</text:p>
          </table:table-cell>
        </table:table-row>
        <table:table-row table:style-name="ro2">
          <table:table-cell table:style-name="ce7" office:value-type="string" calcext:value-type="string">
            <text:p>Nov-2019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vised</text:p>
          </table:table-cell>
        </table:table-row>
        <table:table-row table:style-name="ro2">
          <table:table-cell table:style-name="Default"/>
          <table:table-cell office:value-type="string" calcext:value-type="string">
            <text:p>EC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S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B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C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vil: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ivil: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ivil:E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ivil:SMFE</text:p>
          </table:table-cell>
          <table:table-cell table:number-columns-repeated="3"/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11"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ssion" style:family="table-cell" style:parent-style-name="Note" style:data-style-name="N111"/>
    <style:style style:name="DateUpload" style:family="table-cell" style:parent-style-name="Session" style:data-style-name="N75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5:13:14.84142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5:02:55.720860968</meta:creation-date>
    <dc:date>2021-04-29T15:49:03.783994550</dc:date>
    <meta:editing-duration>PT22M3S</meta:editing-duration>
    <meta:editing-cycles>5</meta:editing-cycles>
    <meta:generator>LibreOffice/6.0.7.3$Linux_X86_64 LibreOffice_project/00m0$Build-3</meta:generator>
    <meta:document-statistic meta:table-count="3" meta:cell-count="62" meta:object-count="0"/>
  </office:meta>
</office:document-meta>
</file>